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3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50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75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76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84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85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86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87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88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89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90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91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92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93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95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96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98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99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100" style:family="paragraph" style:parent-style-name="Standard">
      <style:paragraph-properties fo:text-align="start" style:justify-single-word="false"/>
      <style:text-properties fo:font-size="13.6999998092651pt" officeooo:rsid="00133c83" officeooo:paragraph-rsid="003668df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fo:font-size="13.6999998092651pt" officeooo:rsid="007e9e69" officeooo:paragraph-rsid="007e9e69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fo:font-size="13.6999998092651pt" officeooo:rsid="003668df" officeooo:paragraph-rsid="00133c83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fo:font-size="13.6999998092651pt" officeooo:rsid="007ec37a" officeooo:paragraph-rsid="007ec37a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fo:font-size="13.6999998092651pt" officeooo:rsid="00152ae7" officeooo:paragraph-rsid="0016f032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fo:font-size="13.6999998092651pt" officeooo:rsid="00152ae7" officeooo:paragraph-rsid="001ff39a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fo:font-size="13.6999998092651pt" officeooo:rsid="00176654" officeooo:paragraph-rsid="003d1134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fo:font-size="13.6999998092651pt" officeooo:rsid="001ff39a" officeooo:paragraph-rsid="001b023d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fo:font-size="13.6999998092651pt" officeooo:rsid="007ef68b" officeooo:paragraph-rsid="007ef68b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fo:font-size="13.6999998092651pt" officeooo:rsid="007f3104" officeooo:paragraph-rsid="007f3104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fo:font-size="13.6999998092651pt" officeooo:rsid="0080bf95" officeooo:paragraph-rsid="0080bf95" style:font-size-asian="12pt" style:font-size-complex="13.6999998092651pt"/>
    </style:style>
    <style:style style:name="P119" style:family="paragraph" style:parent-style-name="Standard">
      <style:paragraph-properties fo:text-align="center" style:justify-single-word="false"/>
      <style:text-properties fo:font-size="109.699996948242pt" officeooo:rsid="007e9e69" officeooo:paragraph-rsid="007e9e69" style:font-size-asian="96pt" style:font-size-complex="109.699996948242pt"/>
    </style:style>
    <style:style style:name="P120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7ef68b" officeooo:paragraph-rsid="007ef68b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23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24" style:family="paragraph" style:parent-style-name="Standard">
      <style:paragraph-properties fo:text-align="start" style:justify-single-word="false"/>
      <style:text-properties style:font-name="IPA明朝" fo:font-size="13.6999998092651pt" officeooo:rsid="0080bf95" officeooo:paragraph-rsid="0080bf95" style:font-name-asian="IPA明朝" style:font-size-asian="12pt" style:font-size-complex="13.6999998092651pt"/>
    </style:style>
    <style:style style:name="T1" style:family="text">
      <style:text-properties fo:font-size="24pt" officeooo:rsid="007f3104" style:font-size-asian="24pt" style:font-size-complex="24pt"/>
    </style:style>
    <style:style style:name="T2" style:family="text">
      <style:text-properties officeooo:rsid="00384ab7"/>
    </style:style>
    <style:style style:name="T3" style:family="text">
      <style:text-properties officeooo:rsid="00393592"/>
    </style:style>
    <style:style style:name="T4" style:family="text">
      <style:text-properties officeooo:rsid="003bc247"/>
    </style:style>
    <style:style style:name="T5" style:family="text">
      <style:text-properties officeooo:rsid="0041fa07"/>
    </style:style>
    <style:style style:name="T6" style:family="text">
      <style:text-properties officeooo:rsid="00459997"/>
    </style:style>
    <style:style style:name="T7" style:family="text">
      <style:text-properties officeooo:rsid="0049378d"/>
    </style:style>
    <style:style style:name="T8" style:family="text">
      <style:text-properties officeooo:rsid="004b3450"/>
    </style:style>
    <style:style style:name="T9" style:family="text">
      <style:text-properties officeooo:rsid="004cfe44"/>
    </style:style>
    <style:style style:name="T10" style:family="text">
      <style:text-properties officeooo:rsid="00513bff"/>
    </style:style>
    <style:style style:name="T11" style:family="text">
      <style:text-properties officeooo:rsid="0052cada"/>
    </style:style>
    <style:style style:name="T12" style:family="text">
      <style:text-properties officeooo:rsid="00536477"/>
    </style:style>
    <style:style style:name="T13" style:family="text">
      <style:text-properties officeooo:rsid="005367db"/>
    </style:style>
    <style:style style:name="T14" style:family="text">
      <style:text-properties officeooo:rsid="0054412d"/>
    </style:style>
    <style:style style:name="T15" style:family="text">
      <style:text-properties officeooo:rsid="005972de"/>
    </style:style>
    <style:style style:name="T16" style:family="text">
      <style:text-properties officeooo:rsid="005c30c1"/>
    </style:style>
    <style:style style:name="T17" style:family="text">
      <style:text-properties officeooo:rsid="005d2bc4"/>
    </style:style>
    <style:style style:name="T18" style:family="text">
      <style:text-properties officeooo:rsid="0065fe95"/>
    </style:style>
    <style:style style:name="T19" style:family="text">
      <style:text-properties officeooo:rsid="006aaeb0"/>
    </style:style>
    <style:style style:name="T20" style:family="text">
      <style:text-properties officeooo:rsid="006ace3a"/>
    </style:style>
    <style:style style:name="T21" style:family="text">
      <style:text-properties officeooo:rsid="006bf43d"/>
    </style:style>
    <style:style style:name="T22" style:family="text">
      <style:text-properties officeooo:rsid="006d395d"/>
    </style:style>
    <style:style style:name="T23" style:family="text">
      <style:text-properties officeooo:rsid="006eb11e"/>
    </style:style>
    <style:style style:name="T24" style:family="text">
      <style:text-properties officeooo:rsid="00728834"/>
    </style:style>
    <style:style style:name="T25" style:family="text">
      <style:text-properties officeooo:rsid="00730c16"/>
    </style:style>
    <style:style style:name="T26" style:family="text">
      <style:text-properties officeooo:rsid="0074c219"/>
    </style:style>
    <style:style style:name="T27" style:family="text">
      <style:text-properties officeooo:rsid="0075475f"/>
    </style:style>
    <style:style style:name="T28" style:family="text">
      <style:text-properties officeooo:rsid="0075fe51"/>
    </style:style>
    <style:style style:name="T29" style:family="text">
      <style:text-properties officeooo:rsid="00760033"/>
    </style:style>
    <style:style style:name="T30" style:family="text">
      <style:text-properties officeooo:rsid="007e9e69"/>
    </style:style>
    <style:style style:name="T31" style:family="text">
      <style:text-properties officeooo:rsid="007ec37a"/>
    </style:style>
    <style:style style:name="T32" style:family="text">
      <style:text-properties officeooo:rsid="007ef68b"/>
    </style:style>
    <style:style style:name="T33" style:family="text">
      <style:text-properties officeooo:rsid="007f3104"/>
    </style:style>
    <style:style style:name="T34" style:family="text">
      <style:text-properties officeooo:rsid="0080bf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19">Javascript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2"><text:soft-page-break/>もくじ</text:p>
      <text:p text:style-name="P3"/>
      <text:list xml:id="list378726787" text:style-name="L1">
        <text:list-item>
          <text:p text:style-name="P97">基本構文</text:p>
        </text:list-item>
        <text:list-item>
          <text:p text:style-name="P99">コメント</text:p>
        </text:list-item>
        <text:list-item>
          <text:p text:style-name="P97">定数</text:p>
        </text:list-item>
        <text:list-item>
          <text:p text:style-name="P97">変数</text:p>
        </text:list-item>
        <text:list-item>
          <text:p text:style-name="P97">出力</text:p>
        </text:list-item>
        <text:list-item>
          <text:p text:style-name="P97">算術</text:p>
        </text:list-item>
        <text:list-item>
          <text:p text:style-name="P97">比較</text:p>
        </text:list-item>
        <text:list-item>
          <text:p text:style-name="P97">複合代入演算子</text:p>
        </text:list-item>
        <text:list-item>
          <text:p text:style-name="P99">if文</text:p>
        </text:list-item>
        <text:list-item>
          <text:p text:style-name="P99">switch文</text:p>
        </text:list-item>
        <text:list-item>
          <text:p text:style-name="P99">for文</text:p>
        </text:list-item>
        <text:list-item>
          <text:p text:style-name="P99">while文</text:p>
        </text:list-item>
        <text:list-item>
          <text:p text:style-name="P99">continue文</text:p>
        </text:list-item>
        <text:list-item>
          <text:p text:style-name="P97">関数</text:p>
        </text:list-item>
        <text:list-item>
          <text:p text:style-name="P97">アロー関数</text:p>
        </text:list-item>
      </text:list>
      <text:p text:style-name="P98"/>
      <text:p text:style-name="P98"/>
      <text:p text:style-name="P98"/>
      <text:p text:style-name="P98"/>
      <text:p text:style-name="P84"><text:soft-page-break/>1.基本構文</text:p>
      <text:p text:style-name="P86"/>
      <text:p text:style-name="P104">&lt;!DOCTYPE html&gt;</text:p>
      <text:p text:style-name="P104">&lt;html&gt;</text:p>
      <text:p text:style-name="P104">&lt;head&gt;</text:p>
      <text:p text:style-name="P104"><text:tab/>&lt;meta charset=”UTF-8&gt;<text:tab/><text:tab/><text:tab/>&lt;!-- フォントの指定 --&gt;</text:p>
      <text:p text:style-name="P104"><text:tab/>&lt;title&gt;タイトル&lt;/title&gt;<text:tab/><text:tab/><text:tab/>&lt;!-- HPのタイトル --&gt;</text:p>
      <text:p text:style-name="P103"><text:tab/><text:span text:style-name="T30">&lt;link rel=”stylesheet” href=”style.css”/&gt;<text:tab/>&lt;!-- cssファイルの指定 --&gt;</text:span></text:p>
      <text:p text:style-name="P103"><text:tab/><text:span text:style-name="T30">&lt;script src=”main.js” defer&gt;&lt;/script&gt;<text:tab/><text:tab/>&lt;!-- javascriptファイルの指定 --&gt;</text:span></text:p>
      <text:p text:style-name="P104">&lt;/head&gt;</text:p>
      <text:p text:style-name="P104">&lt;body&gt;</text:p>
      <text:p text:style-name="P104">&lt;/bocy&gt;</text:p>
      <text:p text:style-name="P104">&lt;/html&gt;</text:p>
      <text:p text:style-name="P104"/>
      <text:p text:style-name="P104">※deferは、htmlファイルを読み込み後、最後にjavascriptを実行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4">2.コメント</text:p>
      <text:p text:style-name="P4"/>
      <text:p text:style-name="P105"/>
      <text:p text:style-name="P100">// :一行コメント</text:p>
      <text:p text:style-name="P100"/>
      <text:p text:style-name="P100">/* */ :複数行コメント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3.定数</text:p>
      <text:p text:style-name="P16"/>
      <text:p text:style-name="P104">const a = 10;</text:p>
      <text:p text:style-name="P104">console.log(a);</text:p>
      <text:p text:style-name="P104"/>
      <text:p text:style-name="P104">&gt;&gt; 10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<text:soft-page-break/>4.変数</text:p>
      <text:p text:style-name="P16"/>
      <text:p text:style-name="P106">let b = 10;</text:p>
      <text:p text:style-name="P106">b = 20;</text:p>
      <text:p text:style-name="P106">console.log(b);</text:p>
      <text:p text:style-name="P106"/>
      <text:p text:style-name="P106">&gt;&gt; 20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"><text:soft-page-break/>5.出力</text:p>
      <text:p text:style-name="P18"/>
      <text:p text:style-name="P106">console.log(“hello);<text:tab/><text:tab/><text:tab/>// ブラウザのコンソールに出力</text:p>
      <text:p text:style-name="P106"/>
      <text:p text:style-name="P106">arlert(“hello”);<text:tab/><text:tab/><text:tab/><text:tab/>// ブラウザのアラートに出力</text:p>
      <text:p text:style-name="P106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0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><text:soft-page-break/><text:span text:style-name="T4">6</text:span>.算術</text:p>
      <text:p text:style-name="P19"/>
      <text:p text:style-name="P106">console.log(1 + 2);<text:tab/><text:tab/><text:tab/>// 足し算</text:p>
      <text:p text:style-name="P106">&gt;&gt; 3</text:p>
      <text:p text:style-name="P106"/>
      <text:p text:style-name="P106">console.log(3 – 2);<text:tab/><text:tab/><text:tab/>// 引き算</text:p>
      <text:p text:style-name="P106">&gt;&gt; 1</text:p>
      <text:p text:style-name="P106"/>
      <text:p text:style-name="P106">console.log(2 * 2);<text:tab/><text:tab/><text:tab/>// 掛け算</text:p>
      <text:p text:style-name="P106">&gt;&gt; 4</text:p>
      <text:p text:style-name="P106"/>
      <text:p text:style-name="P106">cosole.log(6 / 3);<text:tab/><text:tab/><text:tab/>// 割り算</text:p>
      <text:p text:style-name="P106">&gt;&gt; 2</text:p>
      <text:p text:style-name="P106"/>
      <text:p text:style-name="P106">console.log(8 % 3);<text:tab/><text:tab/>// 割り算の余り</text:p>
      <text:p text:style-name="P106">&gt;&gt; 2</text:p>
      <text:p text:style-name="P106"/>
      <text:p text:style-name="P106">console.log(2 ** 3);<text:tab/><text:tab/>// べき乗</text:p>
      <text:p text:style-name="P106">&gt;&gt; 8</text:p>
      <text:p text:style-name="P10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<text:span text:style-name="T4">7</text:span>.比較</text:p>
      <text:p text:style-name="P21"/>
      <text:p text:style-name="P111">値１<text:span text:style-name="T31">== 値２;<text:tab/><text:tab/><text:tab/>// 値１と値２が等しいかどうか</text:span></text:p>
      <text:p text:style-name="P111"/>
      <text:p text:style-name="P111">値１ <text:span text:style-name="T31">=== 値２;<text:tab/><text:tab/>// 値１と値２が等しく、型も同じかどうか</text:span></text:p>
      <text:p text:style-name="P111"/>
      <text:p text:style-name="P106">値１ != 値２;<text:tab/><text:tab/><text:tab/>// 値１と値２が等しくないかどうか</text:p>
      <text:p text:style-name="P106"/>
      <text:p text:style-name="P106">値１ !== 値２;<text:tab/><text:tab/>// 値１と値２が等しくない、また、型が異なるかどうか</text:p>
      <text:p text:style-name="P106"/>
      <text:p text:style-name="P106">値１ &lt; 値２;<text:tab/><text:tab/><text:tab/>// 値１が値２より小さいかどうか</text:p>
      <text:p text:style-name="P106"/>
      <text:p text:style-name="P106">値１ &lt;= 値２;<text:tab/><text:tab/>// 値１が値２以下かどうか</text:p>
      <text:p text:style-name="P106"/>
      <text:p text:style-name="P106">値１ &gt; 値２;<text:tab/><text:tab/><text:tab/>// 値１が値２より大きいかどうか</text:p>
      <text:p text:style-name="P106"/>
      <text:p text:style-name="P106">値１ &gt;= 値２;<text:tab/><text:tab/>// 値１が値２以上かどうか</text:p>
      <text:p text:style-name="P106"/>
      <text:p text:style-name="P106"/>
      <text:p text:style-name="P106">※ == と === の違いについて</text:p>
      <text:p text:style-name="P106"/>
      <text:p text:style-name="P106">10 == “10”<text:tab/><text:tab/>結果:True（型を調べないので同じ数値と判断する)</text:p>
      <text:p text:style-name="P106">10 === “10”<text:tab/><text:tab/>結果;False（型を調べて、違う方と判断する）</text:p>
      <text:p text:style-name="P106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7"><text:soft-page-break/><text:span text:style-name="T4">8</text:span>.複合代入演算子</text:p>
      <text:p text:style-name="P19"/>
      <text:p text:style-name="P121">x = y;<text:tab/><text:tab/><text:tab/>// x = y</text:p>
      <text:p text:style-name="P121"/>
      <text:p text:style-name="P121">x += y;<text:tab/><text:tab/>// x = x + y</text:p>
      <text:p text:style-name="P121"/>
      <text:p text:style-name="P121">x -= y;<text:tab/><text:tab/>// x = x – y</text:p>
      <text:p text:style-name="P121"/>
      <text:p text:style-name="P121">x *= y;<text:tab/><text:tab/>// x = x * y</text:p>
      <text:p text:style-name="P121"/>
      <text:p text:style-name="P121">x **= y;<text:tab/><text:tab/>// x = x ** y</text:p>
      <text:p text:style-name="P121"/>
      <text:p text:style-name="P121">x /= y;<text:tab/><text:tab/>// x = x / y</text:p>
      <text:p text:style-name="P121"/>
      <text:p text:style-name="P121">x %=y;<text:tab/><text:tab/>// x = x % y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8"><text:soft-page-break/><text:span text:style-name="T4">9</text:span>.<text:span text:style-name="T32">if文</text:span></text:p>
      <text:p text:style-name="P20"/>
      <text:p text:style-name="P113">if (a = 1) {<text:tab/><text:tab/><text:tab/><text:tab/><text:tab/><text:tab/><text:tab/>// if (条件１) {</text:p>
      <text:p text:style-name="P113"><text:tab/>console.log(“hello”);<text:tab/><text:tab/><text:tab/><text:tab/>//<text:tab/>処理１;</text:p>
      <text:p text:style-name="P113">}<text:tab/><text:tab/><text:tab/><text:tab/><text:tab/><text:tab/><text:tab/><text:tab/>// }</text:p>
      <text:p text:style-name="P113">else if (a == 2) {<text:tab/><text:tab/><text:tab/><text:tab/><text:tab/><text:tab/>// else if (条件２) {</text:p>
      <text:p text:style-name="P113"><text:tab/>console.log(“こんにちは”);<text:tab/><text:tab/><text:tab/>//<text:tab/>処理２;</text:p>
      <text:p text:style-name="P113">}<text:tab/><text:tab/><text:tab/><text:tab/><text:tab/><text:tab/><text:tab/><text:tab/>// }</text:p>
      <text:p text:style-name="P113">else {<text:tab/><text:tab/><text:tab/><text:tab/><text:tab/><text:tab/><text:tab/><text:tab/>// else {</text:p>
      <text:p text:style-name="P113"><text:tab/>console.log(“aの数値が正しくないです”);<text:tab/>// <text:tab/>処理3;</text:p>
      <text:p text:style-name="P113">}<text:tab/><text:tab/><text:tab/><text:tab/><text:tab/><text:tab/><text:tab/><text:tab/>// }<text:tab/><text:tab/><text:tab/></text:p>
      <text:p text:style-name="P112"/>
      <text:p text:style-name="P10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2"><text:soft-page-break/><text:span text:style-name="T4">10</text:span>.<text:span text:style-name="T32">switch文</text:span></text:p>
      <text:p text:style-name="P23"/>
      <text:p text:style-name="P113">let abcd = “りんご”;<text:tab/><text:tab/><text:tab/><text:tab/><text:tab/>// 変数、または、定数にswitch文で</text:p>
      <text:p text:style-name="P113"><text:tab/><text:tab/><text:tab/><text:tab/><text:tab/><text:tab/><text:tab/><text:tab/>// 分岐に使うキーを代入</text:p>
      <text:p text:style-name="P113">switch (abcd) {<text:tab/><text:tab/><text:tab/><text:tab/><text:tab/><text:tab/>// switch (式) {</text:p>
      <text:p text:style-name="P113"><text:tab/>case “りんご”:<text:tab/><text:tab/><text:tab/><text:tab/><text:tab/>// case 値１:</text:p>
      <text:p text:style-name="P113"><text:tab/><text:tab/>console.log(“これはりんごです”);<text:tab/>// 処理１</text:p>
      <text:p text:style-name="P113"><text:tab/><text:tab/>break;<text:tab/><text:tab/><text:tab/><text:tab/><text:tab/><text:tab/>// breakで処理を終了</text:p>
      <text:p text:style-name="P113"><text:tab/>case “いちご”:<text:tab/><text:tab/><text:tab/><text:tab/><text:tab/>// case 値２:</text:p>
      <text:p text:style-name="P113"><text:tab/><text:tab/>console.log(“これはいちごです”);<text:tab/>// 処理２</text:p>
      <text:p text:style-name="P113"><text:tab/><text:tab/>break;<text:tab/><text:tab/><text:tab/><text:tab/><text:tab/><text:tab/>// breakで処理を終了</text:p>
      <text:p text:style-name="P113"><text:tab/>default:<text:tab/><text:tab/><text:tab/><text:tab/><text:tab/><text:tab/>// どのcaseを満たさなかった場合</text:p>
      <text:p text:style-name="P113"><text:tab/><text:tab/>console.log(“他の果物です”);<text:tab/><text:tab/>// 処理３</text:p>
      <text:p text:style-name="P113"><text:tab/><text:tab/>break;<text:tab/><text:tab/><text:tab/><text:tab/><text:tab/><text:tab/>// breakで処理を終了</text:p>
      <text:p text:style-name="P113">}<text:tab/><text:tab/><text:tab/><text:tab/><text:tab/><text:tab/><text:tab/><text:tab/>// }</text:p>
      <text:p text:style-name="P113"><text:tab/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oft-page-break/>1<text:span text:style-name="T4">1</text:span>.<text:span text:style-name="T33">for文</text:span></text:p>
      <text:p text:style-name="P25"/>
      <text:p text:style-name="P115">for (let i = 0; i &lt; 10; i++) {<text:tab/>// for (初期化処理; 反復の条件; 反復の終わりの処理) {</text:p>
      <text:p text:style-name="P115"><text:tab/>console.log(i);<text:tab/><text:tab/>// <text:tab/>反復処理;</text:p>
      <text:p text:style-name="P115">}<text:tab/><text:tab/><text:tab/><text:tab/><text:tab/>// }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0"><text:soft-page-break/>1<text:span text:style-name="T4">2</text:span>.<text:span text:style-name="T1">while文</text:span></text:p>
      <text:p text:style-name="P25"/>
      <text:p text:style-name="P115">let abc = 0;<text:tab/><text:tab/><text:tab/><text:tab/>// 初期化処理</text:p>
      <text:p text:style-name="P115">while (abc &lt; 10) {<text:tab/><text:tab/><text:tab/>// while (反復の条件) {</text:p>
      <text:p text:style-name="P115"><text:tab/>console.log(abc);<text:tab/><text:tab/>// <text:tab/>反復処理;</text:p>
      <text:p text:style-name="P115"><text:tab/>abc += 1;<text:tab/><text:tab/><text:tab/>//<text:tab/>反復の終わりの処理;</text:p>
      <text:p text:style-name="P115">}<text:tab/><text:tab/><text:tab/><text:tab/><text:tab/>// }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<text:span text:style-name="T4">3.continue文</text:span></text:p>
      <text:p text:style-name="P26"/>
      <text:p text:style-name="P115">for (let i = 0; i &lt; 10; i++) {<text:tab/><text:tab/>// for文</text:p>
      <text:p text:style-name="P115"><text:tab/>if (I % 2) {<text:tab/><text:tab/><text:tab/><text:tab/>// もし偶数なら</text:p>
      <text:p text:style-name="P115"><text:tab/><text:tab/>continue;<text:tab/><text:tab/><text:tab/>// 処理を終了しfor文の次のしょりに移る</text:p>
      <text:p text:style-name="P115"><text:tab/>}<text:tab/><text:tab/><text:tab/><text:tab/><text:tab/></text:p>
      <text:p text:style-name="P115"><text:tab/>console.log(i);<text:tab/><text:tab/><text:tab/>// 奇数を表示</text:p>
      <text:p text:style-name="P115">}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"><text:soft-page-break/>1<text:span text:style-name="T4">4.関数</text:span></text:p>
      <text:p text:style-name="P26"/>
      <text:p text:style-name="P115">function kansuu1(a) {<text:tab/><text:tab/>// fanction 関数名 (引数名) {</text:p>
      <text:p text:style-name="P115"><text:tab/>const abc = a + 2;<text:tab/><text:tab/>// <text:tab/>処理;</text:p>
      <text:p text:style-name="P115"><text:tab/>return abc;<text:tab/><text:tab/><text:tab/>//<text:tab/>return 処理の実行結果;</text:p>
      <text:p text:style-name="P115">}</text:p>
      <text:p text:style-name="P115"/>
      <text:p text:style-name="P115">cosole.log(kansuu1(3));<text:tab/><text:tab/>// 関数を呼び出し実行する</text:p>
      <text:p text:style-name="P115">&gt;&gt; 5</text:p>
      <text:p text:style-name="P115"/>
      <text:p text:style-name="P115"/>
      <text:p text:style-name="P115">function kansuu2(a = 1, b = 2, c = 3) {<text:tab/><text:tab/>// 引数に初期値を設定する</text:p>
      <text:p text:style-name="P115"><text:tab/><text:span text:style-name="T34">return a + b + c;</text:span></text:p>
      <text:p text:style-name="P118">}</text:p>
      <text:p text:style-name="P118"/>
      <text:p text:style-name="P118">console.log(kansuu2());</text:p>
      <text:p text:style-name="P118">&gt;&gt; 6</text:p>
      <text:p text:style-name="P118"/>
      <text:p text:style-name="P118"/>
      <text:p text:style-name="P118">function kansuu3(...a) {<text:tab/><text:tab/><text:tab/>// 引数の数が決まっていない時の関数の定義</text:p>
      <text:p text:style-name="P118"><text:tab/>let b = 0;</text:p>
      <text:p text:style-name="P118"><text:tab/>for (const c of a) {</text:p>
      <text:p text:style-name="P118"><text:tab/><text:tab/>b += c;</text:p>
      <text:p text:style-name="P118"><text:tab/>}</text:p>
      <text:p text:style-name="P118"><text:tab/>return b;</text:p>
      <text:p text:style-name="P118">}</text:p>
      <text:p text:style-name="P118"/>
      <text:p text:style-name="P118">console.log(kansuu3(1, 2, 4));</text:p>
      <text:p text:style-name="P118">&gt;&gt; 7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"><text:soft-page-break/>1<text:span text:style-name="T4">5.アロー関数</text:span></text:p>
      <text:p text:style-name="P29"/>
      <text:p text:style-name="P124">const kansuu4 = (a, b, c) =&gt; {<text:tab/>// 関数を簡略化するアロー関数で定義する</text:p>
      <text:p text:style-name="P124"><text:tab/>const d = a + b + c;</text:p>
      <text:p text:style-name="P124"><text:tab/>return d;</text:p>
      <text:p text:style-name="P124">}</text:p>
      <text:p text:style-name="P124"/>
      <text:p text:style-name="P124">console.log(kansuu4(1, 3, 6));</text:p>
      <text:p text:style-name="P124">&gt;&gt;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2-25T15:11:43.076805814</dc:date>
    <meta:editing-duration>PT5H20M53S</meta:editing-duration>
    <meta:editing-cycles>57</meta:editing-cycles>
    <meta:generator>LibreOffice/6.0.7.3$Linux_X86_64 LibreOffice_project/00m0$Build-3</meta:generator>
    <meta:document-statistic meta:table-count="0" meta:image-count="0" meta:object-count="0" meta:page-count="17" meta:paragraph-count="148" meta:word-count="1158" meta:character-count="2845" meta:non-whitespace-character-count="2251"/>
  </office:meta>
</office:document-meta>
</file>